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ac50"/>
    </style:style>
    <style:style style:name="P2" style:family="paragraph" style:parent-style-name="Standard">
      <style:text-properties officeooo:paragraph-rsid="0006ac50"/>
    </style:style>
    <style:style style:name="P3" style:family="paragraph" style:parent-style-name="Heading_20_2">
      <style:text-properties officeooo:paragraph-rsid="0006ac50"/>
    </style:style>
    <style:style style:name="T1" style:family="text">
      <style:text-properties officeooo:rsid="0006a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Week 1</text:span></text:h>
      <text:h text:style-name="Heading_20_2" text:outline-level="2"><text:span text:style-name="T1">Parser</text:span></text:h>
      <text:p text:style-name="P1"><text:span text:style-name="T1">Edvard, Gustav, Richard</text:span></text:p>
      <text:h text:style-name="Heading_20_1" text:outline-level="1"><text:span text:style-name="T1">Week 2</text:span></text:h>
      <text:h text:style-name="Heading_20_2" text:outline-level="2"><text:span text:style-name="T1">Parser fix </text:span></text:h>
      <text:p text:style-name="P1"><text:span text:style-name="T1">Edvard, Gustav</text:span></text:p>
      <text:h text:style-name="Heading_20_2" text:outline-level="2"><text:span text:style-name="T1">Perceptron</text:span></text:h>
      <text:p text:style-name="P1"><text:span text:style-name="T1">Richard, Björn</text:span></text:p>
      <text:h text:style-name="Heading_20_2" text:outline-level="2"><text:span text:style-name="T1">Naive Bayes</text:span></text:h>
      <text:p text:style-name="P1"><text:span text:style-name="T1">Edvard, Gustav</text:span></text:p>
      <text:p text:style-name="P2"><text:span text:style-name="T1"/></text:p>
      <text:h text:style-name="Heading_20_1" text:outline-level="1"><text:span text:style-name="T1">Week 3</text:span></text:h>
      <text:h text:style-name="P3" text:outline-level="2"><text:span text:style-name="T1">Average Perceptron, k-Nearest Neighbours</text:span></text:h>
      <text:p text:style-name="P1"><text:span text:style-name="T1">Richard, Björn</text:span></text:p>
      <text:h text:style-name="P3" text:outline-level="2"><text:span text:style-name="T1">Naive Bayes modification</text:span></text:h>
      <text:p text:style-name="P1"><text:span text:style-name="T1">Edvard, Gustav</text:span></text:p>
      <text:h text:style-name="P3" text:outline-level="2"><text:span text:style-name="T1">Tests</text:span></text:h>
      <text:p text:style-name="P1"><text:span text:style-name="T1">Edvard, Gustav, Richard, Björn</text:span></text:p>
      <text:h text:style-name="P3" text:outline-level="2"><text:span text:style-name="T1">Report</text:span></text:h>
      <text:p text:style-name="P1"><text:span text:style-name="T1">Edvard, Gustav, Richard, Björn</text:span></text:p>
      <text:p text:style-name="P2"><text:span text:style-name="T1"/></text:p>
      <text:h text:style-name="Heading_20_1" text:outline-level="1"><text:span text:style-name="T1">Week 4</text:span></text:h>
      <text:h text:style-name="Heading_20_2" text:outline-level="2"><text:span text:style-name="T1">Report</text:span></text:h>
      <text:p text:style-name="P1"><text:span text:style-name="T1">Edvard, Gustav, Richard, Björn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4:14:35</meta:creation-date>
    <dc:date>2013-05-01T14:21:34</dc:date>
    <meta:editing-duration>P0D</meta:editing-duration>
    <meta:editing-cycles>1</meta:editing-cycles>
    <meta:document-statistic meta:table-count="0" meta:image-count="0" meta:object-count="0" meta:page-count="1" meta:paragraph-count="22" meta:word-count="49" meta:character-count="326" meta:non-whitespace-character-count="298"/>
    <meta:generator>LibreOffice/4.0.2.2$Linux_X86_64 LibreOffice_project/400m0$Build-2</meta:generator>
  </office:meta>
</office:document-meta>
</file>